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ntarell" svg:font-family="Cantarel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ntarell" fo:font-weight="bold" style:font-weight-asian="bold" fo:color="#000000" fo:font-size="10pt" style:font-size-asian="10pt" style:font-size-complex="10pt"/>
    </style:style>
    <style:style style:name="P2" style:parent-style-name="Standard" style:family="paragraph">
      <style:text-properties style:font-name="Cantarell" fo:font-weight="bold" style:font-weight-asian="bold" fo:color="#000000" fo:font-size="10pt" style:font-size-asian="10pt" style:font-size-complex="10pt"/>
    </style:style>
    <style:style style:name="P3" style:parent-style-name="Standard" style:family="paragraph">
      <style:text-properties style:font-name="Cantarell" fo:font-weight="bold" style:font-weight-asian="bold" fo:color="#000000" fo:font-size="24pt" style:font-size-asian="24pt"/>
    </style:style>
    <style:style style:name="P4" style:parent-style-name="Standard" style:family="paragraph">
      <style:text-properties style:font-name="Cantarell" fo:font-weight="bold" style:font-weight-asian="bold" fo:color="#000000" fo:font-size="24pt" style:font-size-asian="24pt"/>
    </style:style>
    <style:style style:name="P5" style:parent-style-name="Standard" style:family="paragraph">
      <style:text-properties style:font-name="Cantarell" fo:color="#000000" fo:font-size="10.5pt" style:font-size-asian="10.5pt"/>
    </style:style>
    <style:style style:name="P6" style:parent-style-name="Standard" style:family="paragraph">
      <style:text-properties style:font-name="Cantarell" fo:font-weight="bold" style:font-weight-asian="bold" fo:color="#000000" fo:font-size="10.5pt" style:font-size-asian="10.5pt"/>
    </style:style>
    <style:style style:name="P7" style:parent-style-name="Standard" style:family="paragraph">
      <style:text-properties style:font-name="Cantarell" fo:color="#000000" fo:font-size="10.5pt" style:font-size-asian="10.5pt"/>
    </style:style>
    <style:style style:name="P8" style:parent-style-name="Standard" style:family="paragraph">
      <style:text-properties style:font-name="Cantarell" fo:font-weight="bold" style:font-weight-asian="bold" style:font-weight-complex="bold" fo:color="#000000" fo:font-size="9pt" style:font-size-asian="9pt" style:font-size-complex="9pt"/>
    </style:style>
    <style:style style:name="T9" style:parent-style-name="Fuentedepárrafopredeter." style:family="text">
      <style:text-properties style:font-name="Cantarell" fo:font-weight="bold" style:font-weight-asian="bold" style:font-weight-complex="bold" fo:color="#000000" fo:font-size="9pt" style:font-size-asian="9pt" style:font-size-complex="9pt"/>
    </style:style>
    <style:style style:name="T10" style:parent-style-name="Fuentedepárrafopredeter." style:family="text">
      <style:text-properties style:font-name="Cantarell" fo:font-weight="bold" style:font-weight-asian="bold" style:font-weight-complex="bold" fo:color="#000000" fo:font-size="9pt" style:font-size-asian="9pt" style:font-size-complex="9pt"/>
    </style:style>
    <style:style style:name="P11"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12"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13"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14"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15"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16"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17"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18"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19"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20"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21" style:parent-style-name="Quotations" style:family="paragraph">
      <style:paragraph-properties fo:margin-bottom="0.0777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22" style:parent-style-name="Quotations" style:family="paragraph">
      <style:paragraph-properties fo:margin-bottom="0.0777in" fo:margin-left="0.4923in" fo:margin-right="0in">
        <style:tab-stops/>
      </style:paragraph-properties>
    </style:style>
    <style:style style:name="T23" style:parent-style-name="Fuentedepárrafopredeter." style:family="text">
      <style:text-properties style:font-name="Cantarell" style:font-name-complex="Arial" fo:font-weight="bold" style:font-weight-asian="bold" fo:color="#222222" fo:font-size="9pt" style:font-size-asian="9pt" style:font-size-complex="9pt" fo:background-color="#FFFFFF"/>
    </style:style>
    <style:style style:name="T24" style:parent-style-name="Fuentedepárrafopredeter." style:family="text">
      <style:text-properties style:font-name="Cantarell" style:font-name-complex="Arial" fo:font-weight="bold" style:font-weight-asian="bold" fo:color="#222222" fo:font-size="9pt" style:font-size-asian="9pt" style:font-size-complex="9pt" fo:background-color="#FFFFFF"/>
    </style:style>
    <style:style style:name="T25" style:parent-style-name="Fuentedepárrafopredeter." style:family="text">
      <style:text-properties style:font-name="Cantarell" style:font-name-complex="Arial" fo:font-weight="bold" style:font-weight-asian="bold" style:font-weight-complex="bold" fo:color="#222222" fo:font-size="9pt" style:font-size-asian="9pt" style:font-size-complex="9pt" fo:background-color="#FFFFFF"/>
    </style:style>
    <style:style style:name="T26" style:parent-style-name="Fuentedepárrafopredeter." style:family="text">
      <style:text-properties style:font-name="Cantarell" style:font-name-complex="Arial" fo:font-weight="bold" style:font-weight-asian="bold" fo:color="#222222" fo:font-size="9pt" style:font-size-asian="9pt" style:font-size-complex="9pt" fo:background-color="#FFFFFF"/>
    </style:style>
    <style:style style:name="P27"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28" style:parent-style-name="Quotations" style:family="paragraph">
      <style:paragraph-properties fo:margin-bottom="0in" fo:margin-left="0.4916in" fo:margin-right="0in">
        <style:tab-stops/>
      </style:paragraph-properties>
      <style:text-properties style:font-name="Cantarell" fo:font-weight="bold" style:font-weight-asian="bold" style:font-weight-complex="bold" fo:color="#000000" fo:font-size="9pt" style:font-size-asian="9pt" style:font-size-complex="9pt"/>
    </style:style>
    <style:style style:name="P29"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30"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31" style:parent-style-name="Quotations" style:family="paragraph">
      <style:paragraph-properties fo:margin-bottom="0in" fo:margin-left="0in" fo:margin-right="0in" fo:text-indent="0.4923in">
        <style:tab-stops/>
      </style:paragraph-properties>
      <style:text-properties style:font-name="Cantarell" fo:font-weight="bold" style:font-weight-asian="bold" style:font-weight-complex="bold" fo:color="#000000" fo:font-size="9pt" style:font-size-asian="9pt" style:font-size-complex="9pt"/>
    </style:style>
    <style:style style:name="P32"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33" style:parent-style-name="Quotations" style:family="paragraph">
      <style:paragraph-properties fo:margin-bottom="0in" fo:margin-left="0in" fo:margin-right="0in" fo:text-indent="0.4923in">
        <style:tab-stops/>
      </style:paragraph-properties>
      <style:text-properties style:font-name="Cantarell" fo:font-weight="bold" style:font-weight-asian="bold" style:font-weight-complex="bold" fo:color="#000000" fo:font-size="9pt" style:font-size-asian="9pt" style:font-size-complex="9pt"/>
    </style:style>
    <style:style style:name="P34" style:parent-style-name="Quotations" style:family="paragraph">
      <style:paragraph-properties fo:margin-bottom="0in" fo:margin-left="0in" fo:margin-right="0in">
        <style:tab-stops/>
      </style:paragraph-properties>
    </style:style>
    <style:style style:name="P35"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36"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37"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38"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39" style:parent-style-name="Quotations" style:family="paragraph">
      <style:paragraph-properties fo:margin-bottom="0in" fo:margin-left="0in" fo:margin-right="0in">
        <style:tab-stops/>
      </style:paragraph-properties>
    </style:style>
    <style:style style:name="T40" style:parent-style-name="Fuentedepárrafopredeter." style:family="text">
      <style:text-properties style:font-name="Cantarell" fo:font-weight="bold" style:font-weight-asian="bold" style:font-weight-complex="bold" fo:color="#000000" fo:font-size="9pt" style:font-size-asian="9pt" style:font-size-complex="9pt"/>
    </style:style>
    <style:style style:name="T41" style:parent-style-name="Fuentedepárrafopredeter." style:family="text">
      <style:text-properties style:font-name="Cantarell" fo:font-weight="bold" style:font-weight-asian="bold" style:font-weight-complex="bold" fo:color="#000000" fo:font-size="9pt" style:font-size-asian="9pt" style:font-size-complex="9pt"/>
    </style:style>
    <style:style style:name="T42" style:parent-style-name="Fuentedepárrafopredeter." style:family="text">
      <style:text-properties style:font-name="Cantarell" fo:font-weight="bold" style:font-weight-asian="bold" style:font-weight-complex="bold" fo:color="#000000" fo:font-size="9pt" style:font-size-asian="9pt" style:font-size-complex="9pt"/>
    </style:style>
    <style:style style:name="T43" style:parent-style-name="Fuentedepárrafopredeter." style:family="text">
      <style:text-properties style:font-name="Cantarell" fo:font-weight="bold" style:font-weight-asian="bold" style:font-weight-complex="bold" fo:color="#000000" fo:font-size="9pt" style:font-size-asian="9pt" style:font-size-complex="9pt"/>
    </style:style>
    <style:style style:name="T44" style:parent-style-name="Fuentedepárrafopredeter." style:family="text">
      <style:text-properties style:font-name="Cantarell" fo:font-weight="bold" style:font-weight-asian="bold" style:font-weight-complex="bold" fo:color="#000000" fo:font-size="9pt" style:font-size-asian="9pt" style:font-size-complex="9pt" fo:language="en" fo:country="US"/>
    </style:style>
    <style:style style:name="T45" style:parent-style-name="Fuentedepárrafopredeter." style:family="text">
      <style:text-properties style:font-name="Cantarell" fo:font-weight="bold" style:font-weight-asian="bold" style:font-weight-complex="bold" fo:color="#000000" fo:font-size="9pt" style:font-size-asian="9pt" style:font-size-complex="9pt" fo:language="en" fo:country="US"/>
    </style:style>
    <style:style style:name="P46" style:parent-style-name="Quotations" style:family="paragraph">
      <style:paragraph-properties fo:margin-bottom="0in" fo:margin-left="0in" fo:margin-right="0in">
        <style:tab-stops/>
      </style:paragraph-properties>
    </style:style>
    <style:style style:name="T47" style:parent-style-name="Fuentedepárrafopredeter." style:family="text">
      <style:text-properties style:font-name="Cantarell" fo:font-weight="bold" style:font-weight-asian="bold" style:font-weight-complex="bold" fo:color="#000000" fo:font-size="9pt" style:font-size-asian="9pt" style:font-size-complex="9pt" fo:language="en" fo:country="US"/>
    </style:style>
    <style:style style:name="T48" style:parent-style-name="Fuentedepárrafopredeter." style:family="text">
      <style:text-properties style:font-name="Cantarell" fo:font-weight="bold" style:font-weight-asian="bold" style:font-weight-complex="bold" fo:color="#000000" fo:font-size="9pt" style:font-size-asian="9pt" style:font-size-complex="9pt" fo:language="en" fo:country="US"/>
    </style:style>
    <style:style style:name="T49" style:parent-style-name="Fuentedepárrafopredeter." style:family="text">
      <style:text-properties style:font-name="Cantarell" fo:font-weight="bold" style:font-weight-asian="bold" style:font-weight-complex="bold" fo:color="#000000" fo:font-size="9pt" style:font-size-asian="9pt" style:font-size-complex="9pt" fo:language="en" fo:country="US"/>
    </style:style>
    <style:style style:name="T50" style:parent-style-name="Fuentedepárrafopredeter." style:family="text">
      <style:text-properties style:font-name="Cantarell" fo:font-weight="bold" style:font-weight-asian="bold" style:font-weight-complex="bold" fo:color="#000000" fo:font-size="9pt" style:font-size-asian="9pt" style:font-size-complex="9pt" fo:language="en" fo:country="US"/>
    </style:style>
    <style:style style:name="T51" style:parent-style-name="Fuentedepárrafopredeter." style:family="text">
      <style:text-properties style:font-name="Cantarell" fo:font-weight="bold" style:font-weight-asian="bold" style:font-weight-complex="bold" fo:color="#000000" fo:font-size="9pt" style:font-size-asian="9pt" style:font-size-complex="9pt"/>
    </style:style>
    <style:style style:name="T52" style:parent-style-name="Fuentedepárrafopredeter." style:family="text">
      <style:text-properties style:font-name="Cantarell" fo:font-weight="bold" style:font-weight-asian="bold" style:font-weight-complex="bold" fo:color="#000000" fo:font-size="9pt" style:font-size-asian="9pt" style:font-size-complex="9pt"/>
    </style:style>
    <style:style style:name="T53" style:parent-style-name="Fuentedepárrafopredeter." style:family="text">
      <style:text-properties style:font-name="Cantarell" fo:font-weight="bold" style:font-weight-asian="bold" style:font-weight-complex="bold" fo:color="#000000" fo:font-size="9pt" style:font-size-asian="9pt" style:font-size-complex="9pt"/>
    </style:style>
    <style:style style:name="P54"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55"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56"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57"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58"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59" style:parent-style-name="Quotations" style:family="paragraph">
      <style:paragraph-properties fo:margin-bottom="0in" fo:margin-left="0in" fo:margin-right="0in">
        <style:tab-stops/>
      </style:paragraph-properties>
    </style:style>
    <style:style style:name="T60" style:parent-style-name="Fuentedepárrafopredeter." style:family="text">
      <style:text-properties style:font-name="Cantarell" fo:font-weight="bold" style:font-weight-asian="bold" style:font-weight-complex="bold" fo:color="#000000" fo:font-size="9pt" style:font-size-asian="9pt" style:font-size-complex="9pt"/>
    </style:style>
    <style:style style:name="T61" style:parent-style-name="Fuentedepárrafopredeter." style:family="text">
      <style:text-properties style:font-name="Cantarell" fo:font-weight="bold" style:font-weight-asian="bold" style:font-weight-complex="bold" fo:color="#000000" fo:font-size="9pt" style:font-size-asian="9pt" style:font-size-complex="9pt"/>
    </style:style>
    <style:style style:name="P62"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63"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64"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65"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66"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67"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68"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69"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70" style:parent-style-name="Quotations" style:family="paragraph">
      <style:paragraph-properties fo:margin-bottom="0in" fo:margin-left="0in" fo:margin-right="0in">
        <style:tab-stops/>
      </style:paragraph-properties>
      <style:text-properties style:font-name="Cantarell" fo:font-weight="bold" style:font-weight-asian="bold" style:font-weight-complex="bold" fo:color="#000000" fo:font-size="9pt" style:font-size-asian="9pt" style:font-size-complex="9pt"/>
    </style:style>
    <style:style style:name="P71" style:parent-style-name="Quotations" style:family="paragraph">
      <style:paragraph-properties fo:margin-bottom="0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72" style:parent-style-name="Quotations" style:family="paragraph">
      <style:paragraph-properties fo:margin-bottom="0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73" style:parent-style-name="Quotations" style:family="paragraph">
      <style:paragraph-properties fo:margin-bottom="0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74" style:parent-style-name="Quotations" style:family="paragraph">
      <style:paragraph-properties fo:margin-bottom="0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75" style:parent-style-name="Quotations" style:family="paragraph">
      <style:paragraph-properties fo:margin-bottom="0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76" style:parent-style-name="Quotations" style:family="paragraph">
      <style:paragraph-properties fo:margin-bottom="0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77" style:parent-style-name="Quotations" style:family="paragraph">
      <style:paragraph-properties fo:margin-bottom="0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78" style:parent-style-name="Quotations" style:family="paragraph">
      <style:paragraph-properties fo:margin-bottom="0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79" style:parent-style-name="Quotations" style:family="paragraph">
      <style:paragraph-properties fo:margin-bottom="0in" fo:margin-left="0.4923in" fo:margin-right="0in">
        <style:tab-stops/>
      </style:paragraph-properties>
      <style:text-properties style:font-name="Cantarell" fo:font-weight="bold" style:font-weight-asian="bold" style:font-weight-complex="bold" fo:color="#000000" fo:font-size="9pt" style:font-size-asian="9pt" style:font-size-complex="9pt"/>
    </style:style>
    <style:style style:name="P80" style:parent-style-name="Quotations" style:family="paragraph">
      <style:paragraph-properties fo:margin-bottom="0in" fo:margin-left="0in" fo:margin-right="0in">
        <style:tab-stops/>
      </style:paragraph-properties>
      <style:text-properties style:font-name="Cantarell" fo:color="#000000" fo:font-size="10.5pt" style:font-size-asian="10.5pt"/>
    </style:style>
    <style:style style:name="P81" style:parent-style-name="Quotations" style:family="paragraph">
      <style:paragraph-properties fo:margin-left="0in" fo:margin-right="0in">
        <style:tab-stops/>
      </style:paragraph-properties>
      <style:text-properties style:font-name="Cantarell" fo:color="#000000" fo:font-size="10.5pt" style:font-size-asian="10.5pt"/>
    </style:style>
    <style:style style:name="P82" style:parent-style-name="Textbody" style:family="paragraph">
      <style:paragraph-properties fo:margin-bottom="0in"/>
    </style:style>
    <style:style style:name="T83" style:parent-style-name="Fuentedepárrafopredeter." style:family="text">
      <style:text-properties fo:color="#000000"/>
    </style:style>
    <style:style style:name="T84" style:parent-style-name="Fuentedepárrafopredeter." style:family="text">
      <style:text-properties style:font-name="Cantarell" fo:color="#000000" fo:font-size="10.5pt" style:font-size-asian="10.5pt"/>
    </style:style>
    <style:style style:name="P85" style:parent-style-name="Textbody" style:family="paragraph">
      <style:paragraph-properties fo:margin-bottom="0in"/>
      <style:text-properties style:font-name="Cantarell" fo:color="#000000" fo:font-size="10.5pt" style:font-size-asian="10.5pt"/>
    </style:style>
    <style:style style:name="P86" style:parent-style-name="Textbody" style:family="paragraph">
      <style:paragraph-properties fo:margin-bottom="0in"/>
      <style:text-properties style:font-name="Cantarell" fo:color="#000000" fo:font-size="10.5pt" style:font-size-asian="10.5pt"/>
    </style:style>
    <style:style style:name="P87" style:parent-style-name="Textbody" style:family="paragraph">
      <style:paragraph-properties fo:margin-bottom="0in"/>
      <style:text-properties style:font-name="Cantarell" fo:color="#000000" fo:font-size="10.5pt" style:font-size-asian="10.5pt"/>
    </style:style>
    <style:style style:name="P88" style:parent-style-name="Textbody" style:family="paragraph">
      <style:paragraph-properties fo:margin-bottom="0in"/>
      <style:text-properties style:font-name="Cantarell" fo:color="#000000" fo:font-size="10.5pt" style:font-size-asian="10.5pt" fo:language="en" fo:country="US"/>
    </style:style>
    <style:style style:name="P89" style:parent-style-name="Textbody" style:family="paragraph">
      <style:paragraph-properties fo:margin-bottom="0in"/>
      <style:text-properties style:font-name="Cantarell" fo:color="#000000" fo:font-size="10.5pt" style:font-size-asian="10.5pt" fo:language="en" fo:country="US"/>
    </style:style>
    <style:style style:name="P90" style:parent-style-name="Textbody" style:family="paragraph">
      <style:paragraph-properties fo:margin-bottom="0in"/>
      <style:text-properties style:font-name="Cantarell" fo:color="#000000" fo:font-size="10.5pt" style:font-size-asian="10.5pt"/>
    </style:style>
    <style:style style:name="P91" style:parent-style-name="Textbody" style:family="paragraph">
      <style:paragraph-properties fo:margin-bottom="0in"/>
      <style:text-properties style:font-name="Cantarell" fo:color="#000000" fo:font-size="10.5pt" style:font-size-asian="10.5pt"/>
    </style:style>
    <style:style style:name="P92" style:parent-style-name="Textbody" style:family="paragraph">
      <style:paragraph-properties fo:margin-bottom="0in"/>
    </style:style>
    <style:style style:name="P93" style:parent-style-name="Textbody" style:family="paragraph">
      <style:paragraph-properties fo:margin-bottom="0in"/>
    </style:style>
    <style:style style:name="T94" style:parent-style-name="Fuentedepárrafopredeter." style:family="text">
      <style:text-properties style:font-name="Cantarell" fo:color="#000000" fo:font-size="10.5pt" style:font-size-asian="10.5pt"/>
    </style:style>
    <style:style style:name="T95" style:parent-style-name="Fuentedepárrafopredeter." style:family="text">
      <style:text-properties style:font-name="Cantarell" fo:color="#000000" fo:font-size="10.5pt" style:font-size-asian="10.5pt"/>
    </style:style>
    <style:style style:name="T96" style:parent-style-name="Fuentedepárrafopredeter." style:family="text">
      <style:text-properties style:font-name="Cantarell" fo:color="#000000" fo:font-size="10.5pt" style:font-size-asian="10.5pt"/>
    </style:style>
    <style:style style:name="T97" style:parent-style-name="Fuentedepárrafopredeter." style:family="text">
      <style:text-properties style:font-name="Cantarell" fo:color="#000000" fo:font-size="10.5pt" style:font-size-asian="10.5pt"/>
    </style:style>
    <style:style style:name="T98" style:parent-style-name="Fuentedepárrafopredeter." style:family="text">
      <style:text-properties style:font-name="Cantarell" fo:color="#000000" fo:font-size="10.5pt" style:font-size-asian="10.5pt"/>
    </style:style>
  </office:automatic-styles>
  <office:body>
    <office:text text:use-soft-page-breaks="true">
      <text:p text:style-name="P1">Trabajo realizado por: Darwin Moreno y Vanessa Peñalver.</text:p>
      <text:p text:style-name="P2"/>
      <text:p text:style-name="P3">TP1 – Introducción a la programación</text:p>
      <text:p text:style-name="P4"><text:s/>Entornos de desarrollo</text:p>
      <text:p text:style-name="P5"/>
      <text:p text:style-name="P6">Por favor dar un concepto de los siguientes términos</text:p>
      <text:p text:style-name="P7"/>
      <text:p text:style-name="P8"/>
      <text:p text:style-name="Standard"><text:span text:style-name="T9">A.1)</text:span><text:span text:style-name="T10"><text:tab/><text:s/>Tu definición de:</text:span></text:p>
      <text:p text:style-name="P11">¿Qué es un IDE?</text:p>
      <text:p text:style-name="P12">Entorno de desarrollo<text:s/>integrado o interactivo, es decir, es una aplicación informática que ayuda al programador al desarrollo del software.</text:p>
      <text:p text:style-name="P13">En otras palabras, es un entorno de programación que ha sido empaquetado como un programa de aplicación, consiste en un editor de código,<text:s/>un compilador, un depurador y un constructor de interfaz gráfica.</text:p>
      <text:p text:style-name="P14"/>
      <text:p text:style-name="P15">¿Qué es un SDK?</text:p>
      <text:p text:style-name="P16">Kit de desarrollo de software. Reúne un grupo de herramientas que permite la programación de aplicaciones móviles.<text:s/></text:p>
      <text:p text:style-name="P17"/>
      <text:p text:style-name="P18">¿Qué es una API?</text:p>
      <text:p text:style-name="P19">Interfaz de programación de aplicaciones. Conjunto de subrutinas, funciones y procedimientos, que ofrece cierta biblioteca para ser utilizado por otro software.</text:p>
      <text:p text:style-name="P20"/>
      <text:p text:style-name="P21">¿Qué es un framework?</text:p>
      <text:p text:style-name="P22"><text:span text:style-name="T23">Entorno de trabajo,​ <text:s/>es un conjunto estandarizado de conceptos, prácticas y criterios para enfocar un tipo de<text:s/></text:span><text:span text:style-name="T24">problemática particular<text:s/></text:span><text:span text:style-name="T25">que</text:span><text:span text:style-name="T26"> sirve como referencia, para enfrentar y resolver nuevos problemas de índole similar.</text:span></text:p>
      <text:p text:style-name="P27"><text:line-break/>A.2)<text:s/><text:tab/>Diferencias entre ellos y porque son necesarios.</text:p>
      <text:p text:style-name="P28">IDE es el entorno donde el programador desarrolla el software, SDK son las herramientas que necesita el programador para aplicaciones móviles<text:s/>y API proporciona un conjunto<text:s/>de funciones y procedimientos que pueden ser usados por otro software.<text:s/></text:p>
      <text:p text:style-name="P29"/>
      <text:p text:style-name="P30"><text:line-break/>A.3)<text:tab/><text:s/>En programación, ¿Que es Backend (server-side) y que lugar tienen c y python?</text:p>
      <text:p text:style-name="P31"/>
      <text:p text:style-name="P32">Es la parte del desarrollo web que se encarga de que toda la lógica de una página web funcione correctamente. Conjunto de acciones que suceden en una web que no vemos, por ejemplo: la comunicación con el servidor.</text:p>
      <text:p text:style-name="P33"/>
      <text:p text:style-name="P34"/>
      <text:p text:style-name="P35"><text:tab/><text:tab/><text:tab/><text:s text:c="2"/>¿Qué es Frontend <text:s/>(user-side) y que lugar tienen c y python?</text:p>
      <text:p text:style-name="P36"/>
      <text:p text:style-name="P37">Consiste en la conversión de datos en una interfaz grafica para que el usuario pueda ver e interactuar con la información de forma digital usando HTML, CSS y JavaScrip.</text:p>
      <text:p text:style-name="P38"/>
      <text:p text:style-name="P39"><text:span text:style-name="T40"><text:tab/></text:span><text:span text:style-name="T41"><text:tab/></text:span><text:span text:style-name="T42"><text:tab/></text:span><text:span text:style-name="T43"><text:tab/></text:span><text:span text:style-name="T44">PC -<text:s/></text:span><text:span text:style-name="T45"><text:tab/>(Linux,Windows, IO-MAC)</text:span></text:p>
      <text:p text:style-name="P46"><text:span text:style-name="T47"><text:tab/></text:span><text:span text:style-name="T48"><text:tab/></text:span><text:span text:style-name="T49"><text:tab/></text:span><text:span text:style-name="T50"><text:tab/></text:span><text:span text:style-name="T51">App -<text:s/></text:span><text:span text:style-name="T52"><text:tab/>(Android, IO-</text:span><text:span text:style-name="T53">MAC)</text:span></text:p>
      <text:p text:style-name="P54"/>
      <text:p text:style-name="P55">A.4)<text:tab/>¿Qué hace un Full Stack Developer y un RockStar Developer?</text:p>
      <text:p text:style-name="P56"/>
      <text:p text:style-name="P57">Un FSD en un programador con un perfil técnico muy completo, este sabe manejarse con el backend y el frontend, conociendo los diferentes SO que los componen.</text:p>
      <text:p text:style-name="P58"/>
      <text:p text:style-name="P59"><text:span text:style-name="T60">Un RSD tiene un gran domin</text:span><text:span text:style-name="T61">io sintáctico de cualquier lenguaje de programación, están actualizados en las ultimas tecnologías, metodologías y patrones mejorando la productividad, reutilizan su código para construir librerías con la finalidad de ser mas rápidos.</text:span></text:p>
      <text:p text:style-name="P62"/>
      <text:p text:style-name="P63">B) ¿Qué es una librería, para que se usan?</text:p>
      <text:p text:style-name="P64"/>
      <text:soft-page-break/>
      <text:p text:style-name="P65">Conjunto de implementaciones funcionales, codificados en un lenguaje de programación, que ofrece una interfaz bien definida para la funcionalidad que se invoca, su uso es para crear subprograma para desarrollar software.</text:p>
      <text:p text:style-name="P66"/>
      <text:p text:style-name="P67">C.1) En tus palabras</text:p>
      <text:p text:style-name="P68"/>
      <text:p text:style-name="P69"/>
      <text:p text:style-name="P70"/>
      <text:p text:style-name="P71">¿Qué es un algoritmo en programación?</text:p>
      <text:p text:style-name="P72">Es un conjunto de operaciones sistemáticas que permiten hacer un cálculo y hallar una solución de un tipo de problemas.</text:p>
      <text:p text:style-name="P73"/>
      <text:p text:style-name="P74">¿Qué es un programa?</text:p>
      <text:p text:style-name="P75">Secuencia de instrucciones, escritas para realizar una tarea<text:s/>específica en una computadora.</text:p>
      <text:p text:style-name="P76"/>
      <text:p text:style-name="P77">¿Cómo elegís que lenguaje utilizar si alguien te pide un programa?</text:p>
      <text:p text:style-name="P78">Depende del programa que se quiera hacer, por lo investigado se puede decir que hay programas o lenguajes e programación que sirven mejor que otros para crear, sistemas operativos para “Escritorios”, para “Móviles”, para la “Ciencia”, para “Videojuegos”, etc.</text:p>
      <text:p text:style-name="P79"/>
      <text:p text:style-name="P80"/>
      <text:p text:style-name="P81">Saludos</text:p>
      <text:p text:style-name="P82"><text:span text:style-name="T83"><text:s/></text:span><text:span text:style-name="T84">Atte.</text:span></text:p>
      <text:p text:style-name="P85">García T, Ariel H</text:p>
      <text:p text:style-name="P86">Socio Gerente - Presidente</text:p>
      <text:p text:style-name="P87">Mithril S.R.L.&amp;</text:p>
      <text:p text:style-name="P88">Trading New Technologies SA <text:s/></text:p>
      <text:p text:style-name="P89">Laprida 3460 - V.Martelli - Prov. de Bs.As.</text:p>
      <text:p text:style-name="P90">+54+11 4137 -6776 (rot + fax)</text:p>
      <text:p text:style-name="P91">"Hay 10 tipos de personas, las que piensan en binario y las que no"</text:p>
      <text:p text:style-name="P92"/>
      <text:p text:style-name="P93"><text:span text:style-name="T94">Este mensaje y sus adjuntos son para uso exclusivo del usuario de la dirección de correo electrónico a quien esta dirigido y podrían contener información con</text:span><text:span text:style-name="T95">fidencial. Si usted hubiese recibido por error este mensaje, por favor informe de tal situación inmediatamente a<text:s/></text:span><text:a xlink:href="mailto:admin@tnt-lab.com.ar" office:target-frame-name="_top" xlink:show="replace">admin@tnt-lab.com.ar</text:a><text:span text:style-name="T96"><text:s/>y elimínelo de su sistema. No lo copie, reproduzca, distribuya ni revele su c</text:span><text:span text:style-name="T97">ontenido. No se garantiza la seguridad o la exactitud de las comunicaciones por Internet debido a que la información podría ser interceptada, modificada, perdida, llegar tarde o contener virus. El emisor, por lo tanto, no acepta responsabilidad por errores</text:span><text:span text:style-name="T98"><text:s/>u omisiones en el texto de este mensaje que surjan a partir de una transmisión por Interne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ntarell" svg:font-family="Cantarel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fo:margin-bottom="0in"/>
      <style:text-properties style:font-name="Liberation Serif"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fo:margin-bottom="0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rwin</meta:initial-creator>
    <dc:creator>Usuario de Windows</dc:creator>
    <meta:creation-date>2019-10-23T15:46:00Z</meta:creation-date>
    <dc:date>2019-11-23T04:14:00Z</dc:date>
    <meta:template xlink:href="Normal" xlink:type="simple"/>
    <meta:editing-cycles>4</meta:editing-cycles>
    <meta:editing-duration>PT96120S</meta:editing-duration>
    <meta:document-statistic meta:page-count="2" meta:paragraph-count="8" meta:word-count="678" meta:character-count="4405" meta:row-count="31" meta:non-whitespace-character-count="3735"/>
  </office:meta>
</office:document-meta>
</file>